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12.303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search-criteria-must-apply-to-whole-cell="false"/>
      <table:table table:name="Karel Vandenbussch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column table:style-name="co7" table:default-cell-style-name="ce5"/>
        <table:table-row table:style-name="ro1">
          <table:table-cell table:style-name="ce1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2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 table:number-columns-repeated="3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34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bg</meta:initial-creator>
    <meta:creation-date>2015-02-04T11:19:11Z</meta:creation-date>
    <dc:date>2017-02-20T21:34:54.15</dc:date>
    <meta:editing-cycles>30</meta:editing-cycles>
    <meta:editing-duration>PT38M13S</meta:editing-duration>
    <meta:document-statistic meta:table-count="1" meta:cell-count="18" meta:object-count="0"/>
  </office:meta>
</office:document-meta>
</file>